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4cm"/>
    </style:style>
    <style:style style:name="co3" style:family="table-column">
      <style:table-column-properties fo:break-before="auto" style:column-width="3.55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ractice Set 8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Attempted</text:p>
          </table:table-cell>
          <table:table-cell office:value-type="string">
            <text:p>Correct</text:p>
          </table:table-cell>
          <table:table-cell office:value-type="string">
            <text:p>Score</text:p>
          </table:table-cell>
          <table:table-cell/>
          <table:table-cell office:value-type="string">
            <text:p>Total</text:p>
          </table:table-cell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2]=[.B2];1;1.25)" office:value-type="float" office:value="1">
            <text:p>1</text:p>
          </table:table-cell>
          <table:table-cell/>
          <table:table-cell table:formula="of:=SUM([.C2:.C51])" office:value-type="float" office:value="25.5">
            <text:p>25.5</text:p>
          </table:table-cell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]=[.B3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4]=[.B4];1;1.25)" office:value-type="float" office:value="1.25">
            <text:p>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e</text:p>
          </table:table-cell>
          <table:table-cell table:formula="of:=IF([.A5]=[.B5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A6]=[.B6];1;1.25)" office:value-type="float" office:value="1.25">
            <text:p>1.25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8]=[.B8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9]=[.B9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e</text:p>
          </table:table-cell>
          <table:table-cell table:formula="of:=IF([.A10]=[.B10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11]=[.B11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12]=[.B12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13]=[.B13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14]=[.B14];1;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15]=[.B15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16]=[.B16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17]=[.B17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21]=[.B21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[.A23]=[.B23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24]=[.B2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A25]=[.B25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26]=[.B2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c</text:p>
          </table:table-cell>
          <table:table-cell table:formula="of:=IF([.A27]=[.B27];1;-1.25)" office:value-type="float" office:value="-1.25">
            <text:p>-1.25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  <table:table-cell table:formula="of:=IF([.A28]=[.B28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29]=[.B2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A30]=[.B30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33]=[.B3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34]=[.B34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35]=[.B35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36]=[.B3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37]=[.B37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e</text:p>
          </table:table-cell>
          <table:table-cell table:formula="of:=IF([.A38]=[.B38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9]=[.B3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office:value-type="string">
            <text:p>d</text:p>
          </table:table-cell>
          <table:table-cell table:formula="of:=IF([.A40]=[.B40];1;-1.25)" office:value-type="float" office:value="-1.25">
            <text:p>-1.25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41]=[.B41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42]=[.B42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43]=[.B43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44]=[.B44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45]=[.B45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46]=[.B46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47]=[.B47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48]=[.B48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49]=[.B49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50]=[.B50];1;-1.25)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51]=[.B51];1;-1.25)" office:value-type="float" office:value="1">
            <text:p>1</text:p>
          </table:table-cell>
          <table:table-cell table:number-columns-repeated="2"/>
        </table:table-row>
      </table:table>
      <table:table table:name="Practice Set 9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ttempted</text:p>
          </table:table-cell>
          <table:table-cell table:style-name="ce1" office:value-type="string">
            <text:p>Correct Answer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otal</text:p>
          </table:table-cell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2]= [.B2];1;-0.25)" office:value-type="float" office:value="1">
            <text:p>1</text:p>
          </table:table-cell>
          <table:table-cell table:formula="of:=SUM([.C2:.C51])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6]= [.B6];1;-0.25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8]= [.B8];1;-0.25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13]= [.B13];1;-0.25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15]= [.B15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16]= [.B16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17]= [.B17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18]= [.B18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19]= [.B19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20]= [.B20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e</text:p>
          </table:table-cell>
          <table:table-cell table:formula="of:=IF([.A21]= [.B21];1;-0.25)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string">
            <text:p>c &amp; d</text:p>
          </table:table-cell>
          <table:table-cell office:value-type="string">
            <text:p>c</text:p>
          </table:table-cell>
          <table:table-cell table:formula="of:=IF([.A22]= [.B22];1;-0.25)" office:value-type="float" office:value="-0.25">
            <text:p>-0.25</text:p>
          </table:table-cell>
          <table:table-cell/>
        </table:table-row>
        <table:table-row table:style-name="ro1" table:visibility="filter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A23]= [.B23];1;-0.25)" office:value-type="float" office:value="-0.25">
            <text:p>-0.25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24]= [.B24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25]= [.B25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26]= [.B26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27]= [.B27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28]= [.B28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29]= [.B29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30]= [.B30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a</text:p>
          </table:table-cell>
          <table:table-cell table:formula="of:=IF([.A31]= [.B31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2]= [.B32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3]= [.B33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34]= [.B34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5]= [.B35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b</text:p>
          </table:table-cell>
          <table:table-cell table:formula="of:=IF([.A36]= [.B36];1;-0.25)" office:value-type="float" office:value="1">
            <text:p>1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d</text:p>
          </table:table-cell>
          <table:table-cell table:formula="of:=IF([.A37]= [.B37];1;-0.25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visibility="filter">
          <table:table-cell office:value-type="string">
            <text:p>d</text:p>
          </table:table-cell>
          <table:table-cell office:value-type="string">
            <text:p>c </text:p>
          </table:table-cell>
          <table:table-cell table:formula="of:=IF([.A39]= [.B39];1;-0.25)" office:value-type="float" office:value="-0.25">
            <text:p>-0.25</text:p>
          </table:table-cell>
          <table:table-cell/>
        </table:table-row>
        <table:table-row table:style-name="ro1" table:visibility="filter">
          <table:table-cell table:number-columns-repeated="2" office:value-type="string">
            <text:p>c</text:p>
          </table:table-cell>
          <table:table-cell table:formula="of:=IF([.A40]= [.B40];1;-0.25)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string">
            <text:p>c</text:p>
          </table:table-cell>
          <table:table-cell office:value-type="string">
            <text:p>a</text:p>
          </table:table-cell>
          <table:table-cell table:formula="of:=IF([.A41]= [.B41];1;-0.25)" office:value-type="float" office:value="-0.25">
            <text:p>-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</table:table-row>
      </table:table>
      <table:table table:name="Practice Set 10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/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]=[.A2];1;-1.25)" office:value-type="float" office:value="1">
            <text:p>1</text:p>
          </table:table-cell>
          <table:table-cell table:formula="of:=SUM([.C2:.C51])" office:value-type="float" office:value="47.75">
            <text:p>47.75</text:p>
          </table:table-cell>
          <table:table-cell table:formula="of:=COUNTA([.A2:.A51])" office:value-type="float" office:value="50">
            <text:p>50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]=[.A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7]=[.A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8]=[.A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9]=[.A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0]=[.A1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1]=[.A1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2]=[.A1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3]=[.A1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5]=[.A1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6]=[.A1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7]=[.A1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9]=[.A1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0]=[.A2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1]=[.A2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3]=[.A2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4]=[.A2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7]=[.A2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8]=[.A2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9]=[.A2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0]=[.A3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1]=[.A3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2]=[.A3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3]=[.A3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4]=[.A3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5]=[.A3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6]=[.A3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7]=[.A3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8]=[.A3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9]=[.A3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0]=[.A40];1;-1.25)" office:value-type="float" office:value="-1.25">
            <text:p>-1.25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1]=[.A4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2]=[.A4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3]=[.A4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4]=[.A4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5]=[.A4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6]=[.A4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7]=[.A4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8]=[.A4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9]=[.A4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0]=[.A5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-1.25)" office:value-type="float" office:value="1">
            <text:p>1</text:p>
          </table:table-cell>
          <table:table-cell table:number-columns-repeated="2"/>
        </table:table-row>
      </table:table>
      <table:table table:name="PracticeSet1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]=[.B2];1;-1.25)" office:value-type="float" office:value="1">
            <text:p>1</text:p>
          </table:table-cell>
          <table:table-cell table:formula="of:=SUM([.C1:.C51])" office:value-type="float" office:value="47.75">
            <text:p>47.75</text:p>
          </table:table-cell>
          <table:table-cell table:formula="of:=COUNTA([.A1:.A51])" office:value-type="float" office:value="50">
            <text:p>50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]=[.B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]=[.B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]=[.B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7]=[.B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8]=[.B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9]=[.B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0]=[.B1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1]=[.B1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2]=[.B1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3]=[.B1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4]=[.B1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5]=[.B1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6]=[.B1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7]=[.B1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8]=[.B1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9]=[.B1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0]=[.B2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1]=[.B2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2]=[.B2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3]=[.B2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4]=[.B2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5]=[.B2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7]=[.B2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8]=[.B2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9]=[.B2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0]=[.B3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1]=[.B3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2]=[.B3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3]=[.B3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A34]=[.B34];1;-1.25)" office:value-type="float" office:value="-1.25">
            <text:p>-1.25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5]=[.B3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6]=[.B3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7]=[.B3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8]=[.B3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9]=[.B3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0]=[.B4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1]=[.B41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2]=[.B42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3]=[.B43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5]=[.B45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9]=[.B49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0]=[.B50];1;-1.25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1]=[.B51];1;-1.25)" office:value-type="float" office:value="1">
            <text:p>1</text:p>
          </table:table-cell>
          <table:table-cell table:number-columns-repeated="2"/>
        </table:table-row>
      </table:table>
      <table:database-ranges>
        <table:database-range table:name="__Anonymous_Sheet_DB__1" table:target-range-address="'Practice Set 10'.E2:'Practice Set 10'.E2" table:contains-header="false"/>
        <table:database-range table:name="__Anonymous_Sheet_DB__2" table:target-range-address="'Practice Set 9'.A1:'Practice Set 9'.D51" table:display-filter-buttons="true">
          <table:filter>
            <table:filter-condition table:field-number="2" table:value="0" table:operator="="/>
          </table:filter>
        </table:database-range>
        <table:database-range table:name="__Anonymous_Sheet_DB__3" table:target-range-address="'Practice Set 8'.A1:'Practice Set 8'.E51" table:display-filter-buttons="true">
          <table:filter>
            <table:filter-condition table:field-number="2" table:value="-1.25" table:operator="="/>
          </table:filter>
        </table:database-range>
        <table:database-range table:name="__Anonymous_Sheet_DB__4" table:target-range-address="'Practice Set 10'.A1:'Practice Set 10'.D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17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22:01:19</meta:creation-date>
    <meta:generator>OpenOffice/4.1.6$Unix OpenOffice.org_project/416m1$Build-9790</meta:generator>
    <dc:date>2020-04-06T17:40:17</dc:date>
    <dc:creator>Akshat Zala</dc:creator>
    <meta:editing-duration>PT3H28M11S</meta:editing-duration>
    <meta:editing-cycles>80</meta:editing-cycles>
    <meta:document-statistic meta:table-count="4" meta:cell-count="580" meta:object-count="0"/>
  </office:meta>
</office:document-meta>
</file>